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3.6055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0.8898in"/>
    </style:style>
    <style:style style:name="co16" style:family="table-column">
      <style:table-column-properties fo:break-before="auto" style:column-width="1.0181in"/>
    </style:style>
    <style:style style:name="co17" style:family="table-column">
      <style:table-column-properties fo:break-before="auto" style:column-width="0.6681in"/>
    </style:style>
    <style:style style:name="co18" style:family="table-column">
      <style:table-column-properties fo:break-before="auto" style:column-width="0.6783in"/>
    </style:style>
    <style:style style:name="co19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office:forms form:automatic-focus="false" form:apply-design-mode="false"/>
        <table:shapes>
          <draw:frame draw:z-index="0" draw:style-name="gr1" draw:text-style-name="P1" svg:width="8.6417in" svg:height="5.4012in" svg:x="0.148in" svg:y="3.2626in">
            <draw:object draw:notify-on-update-of-ranges="Dhrystone.A5:Dhrystone.A5 Dhrystone.A6:Dhrystone.A17 Dhrystone.G5:Dhrystone.G5 Dhrystone.G6:Dhrystone.G17 Dhrystone.H5:Dhrystone.H5 Dhrystone.H6:Dhrystone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1</svg:title>
          </draw:frame>
          <draw:frame draw:z-index="1" draw:style-name="gr1" draw:text-style-name="P1" svg:width="8.6972in" svg:height="5.4217in" svg:x="9.6185in" svg:y="3.2217in">
            <draw:object draw:notify-on-update-of-ranges="Dhrystone.A6:Dhrystone.A17 Dhrystone.G5:Dhrystone.G5 Dhrystone.B6:Dhrystone.B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1</svg:title>
          </draw:frame>
        </table:shapes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2"/>
          <table:table-cell table:style-name="Default" table:number-columns-repeated="3"/>
          <table:table-cell table:style-name="Accent_20_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Result (VAX MIPS rating)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Frequency (MHz)</text:p>
          </table:table-cell>
          <table:table-cell table:style-name="ce2" office:value-type="string" calcext:value-type="string">
            <text:p>Per MHz</text:p>
          </table:table-cell>
          <table:table-cell table:style-name="ce2" office:value-type="string" calcext:value-type="string">
            <text:p>Compare</text:p>
          </table:table-cell>
          <table:table-cell table:style-name="ce2" office:value-type="string" calcext:value-type="string">
            <text:p>Compare (MHz)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Compiler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4" calcext:value-type="float">
            <text:p>4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6.49322647058824" calcext:value-type="float">
            <text:p>6.49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F6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5.22213438735178" calcext:value-type="float">
            <text:p>5.22</text:p>
          </table:table-cell>
          <table:table-cell table:formula="of:=[.B7]/[.$B$3]" office:value-type="float" office:value="0.598451689701983" calcext:value-type="float">
            <text:p>0.60</text:p>
          </table:table-cell>
          <table:table-cell table:formula="of:=[.F7]/[.$C$3]" office:value-type="float" office:value="0.804243377465116" calcext:value-type="float">
            <text:p>0.8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4.40608076923077" calcext:value-type="float">
            <text:p>4.41</text:p>
          </table:table-cell>
          <table:table-cell table:formula="of:=[.B8]/[.$B$3]" office:value-type="float" office:value="0.518903182819019" calcext:value-type="float">
            <text:p>0.52</text:p>
          </table:table-cell>
          <table:table-cell table:formula="of:=[.F8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Samsung Exynos 4412</text:p>
          </table:table-cell>
          <table:table-cell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9]/[.E9]" office:value-type="float" office:value="2.64413529411765" calcext:value-type="float">
            <text:p>2.64</text:p>
          </table:table-cell>
          <table:table-cell table:formula="of:=[.B9]/[.$B$3]" office:value-type="float" office:value="0.203607197908046" calcext:value-type="float">
            <text:p>0.20</text:p>
          </table:table-cell>
          <table:table-cell table:formula="of:=[.F9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1">
          <table:table-cell table:style-name="ce3" office:value-type="string" calcext:value-type="string">
            <text:p>Pentium 4 </text:p>
          </table:table-cell>
          <table:table-cell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10]/[.E10]" office:value-type="float" office:value="1.3085453359426" calcext:value-type="float">
            <text:p>1.31</text:p>
          </table:table-cell>
          <table:table-cell table:formula="of:=[.B10]/[.$B$3]" office:value-type="float" office:value="0.181727836745713" calcext:value-type="float">
            <text:p>0.18</text:p>
          </table:table-cell>
          <table:table-cell table:formula="of:=[.F10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1">
          <table:table-cell office:value-type="string" calcext:value-type="string">
            <text:p>Atom Z8350</text:p>
          </table:table-cell>
          <table:table-cell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formula="of:=[.B11]/[.E11]" office:value-type="float" office:value="2.28765" calcext:value-type="float">
            <text:p>2.29</text:p>
          </table:table-cell>
          <table:table-cell table:formula="of:=[.B11]/[.$B$3]" office:value-type="float" office:value="0.145070179467563" calcext:value-type="float">
            <text:p>0.15</text:p>
          </table:table-cell>
          <table:table-cell table:formula="of:=[.F11]/[.$C$3]" office:value-type="float" office:value="0.352313292992652" calcext:value-type="float">
            <text:p>0.3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2]/[.E12]" office:value-type="float" office:value="2.56" calcext:value-type="float">
            <text:p>2.56</text:p>
          </table:table-cell>
          <table:table-cell table:formula="of:=[.B12]/[.$B$3]" office:value-type="float" office:value="0.133583548829391" calcext:value-type="float">
            <text:p>0.13</text:p>
          </table:table-cell>
          <table:table-cell table:formula="of:=[.F12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2592.88" calcext:value-type="float">
            <text:p>2,592.88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3]/[.E13]" office:value-type="float" office:value="1.99452307692308" calcext:value-type="float">
            <text:p>1.99</text:p>
          </table:table-cell>
          <table:table-cell table:formula="of:=[.B13]/[.$B$3]" office:value-type="float" office:value="0.117447276505789" calcext:value-type="float">
            <text:p>0.12</text:p>
          </table:table-cell>
          <table:table-cell table:formula="of:=[.F13]/[.$C$3]" office:value-type="float" office:value="0.307169800092062" calcext:value-type="float">
            <text:p>0.31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5" office:value-type="float" office:value="2469" calcext:value-type="float">
            <text:p>2,469.00</text:p>
          </table:table-cell>
          <table:table-cell table:style-name="ce7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4]/[.E14]" office:value-type="float" office:value="2.0575" calcext:value-type="float">
            <text:p>2.06</text:p>
          </table:table-cell>
          <table:table-cell table:formula="of:=[.B14]/[.$B$3]" office:value-type="float" office:value="0.11183599923359" calcext:value-type="float">
            <text:p>0.11</text:p>
          </table:table-cell>
          <table:table-cell table:formula="of:=[.F14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5]/[.E15]" office:value-type="float" office:value="1.76339285714286" calcext:value-type="float">
            <text:p>1.76</text:p>
          </table:table-cell>
          <table:table-cell table:formula="of:=[.B15]/[.$B$3]" office:value-type="float" office:value="0.107351688207213" calcext:value-type="float">
            <text:p>0.11</text:p>
          </table:table-cell>
          <table:table-cell table:formula="of:=[.F15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1">
          <table:table-cell table:style-name="ce3" office:value-type="string" calcext:value-type="string">
            <text:p>Pentium III </text:p>
          </table:table-cell>
          <table:table-cell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6]/[.E16]" office:value-type="float" office:value="1.595" calcext:value-type="float">
            <text:p>1.60</text:p>
          </table:table-cell>
          <table:table-cell table:formula="of:=[.B16]/[.$B$3]" office:value-type="float" office:value="0.0722472332027448" calcext:value-type="float">
            <text:p>0.07</text:p>
          </table:table-cell>
          <table:table-cell table:formula="of:=[.F16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spberry PI</text:p>
          </table:table-cell>
          <table:table-cell table:style-name="ce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7]/[.E17]" office:value-type="float" office:value="1.21" calcext:value-type="float">
            <text:p>1.21</text:p>
          </table:table-cell>
          <table:table-cell table:formula="of:=[.B17]/[.$B$3]" office:value-type="float" office:value="0.038365772114561" calcext:value-type="float">
            <text:p>0.04</text:p>
          </table:table-cell>
          <table:table-cell table:formula="of:=[.F17]/[.$C$3]" office:value-type="float" office:value="0.18634803598501" calcext:value-type="float">
            <text:p>0.19</text:p>
          </table:table-cell>
          <table:table-cell office:value-type="string" calcext:value-type="string">
            <text:p>amd64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</table:table>
      <table:table table:name="Whetstone" table:style-name="ta1">
        <table:shapes>
          <draw:frame draw:z-index="0" draw:style-name="gr1" draw:text-style-name="P1" svg:width="9.4795in" svg:height="5.3402in" svg:x="0.2559in" svg:y="3.3886in">
            <draw:object draw:notify-on-update-of-ranges="Whetstone.A6:Whetstone.A16 Whetstone.J5:Whetstone.J5 Whetstone.J6:Whetstone.J16 Whetstone.K5:Whetstone.K5 Whetstone.K6:Whetstone.K16 Whetstone.L5:Whetstone.L5 Whetstone.L6:Whetstone.L16 Whetstone.M5:Whetstone.M5 Whetstone.M6:Whetstone.M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1</svg:title>
          </draw:frame>
          <draw:frame draw:z-index="1" draw:style-name="gr1" draw:text-style-name="P1" svg:width="9.1201in" svg:height="5.3835in" svg:x="10.0583in" svg:y="3.3138in">
            <draw:object draw:notify-on-update-of-ranges="Whetstone.A6:Whetstone.A16 Whetstone.B5:Whetstone.B5 Whetstone.B6:Whetstone.B16 Whetstone.D5:Whetstone.D5 Whetstone.D6:Whetstone.D16 Whetstone.E5:Whetstone.E5 Whetstone.E6:Whetstone.E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  <svg:title>1</svg:title>
          </draw:frame>
        </table:shapes>
        <table:table-column table:style-name="co2" table:default-cell-style-name="Default"/>
        <table:table-column table:style-name="co13" table:default-cell-style-name="ce4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7" table:default-cell-style-name="ce4"/>
        <table:table-column table:style-name="co16" table:default-cell-style-name="ce4"/>
        <table:table-column table:style-name="co18" table:default-cell-style-name="ce4"/>
        <table:table-column table:style-name="co9" table:number-columns-repeated="2" table:default-cell-style-name="ce4"/>
        <table:table-column table:style-name="co1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Whetstone Benchmark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table:number-columns-repeated="2"/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9.21" calcext:value-type="float">
            <text:p>9.21</text:p>
          </table:table-cell>
          <table:table-cell table:style-name="Default" table:number-columns-repeated="6"/>
          <table:table-cell table:style-name="Accent_20_1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3"/>
        </table:table-row>
        <table:table-row table:style-name="ro4">
          <table:table-cell table:style-name="ce9" office:value-type="string" calcext:value-type="string">
            <text:p>Platform</text:p>
          </table:table-cell>
          <table:table-cell table:style-name="ce9" office:value-type="string" calcext:value-type="string">
            <text:p>MWIPS</text:p>
          </table:table-cell>
          <table:table-cell table:style-name="ce9" office:value-type="string" calcext:value-type="string">
            <text:p>MWIPS (multicore)</text:p>
          </table:table-cell>
          <table:table-cell table:style-name="ce9" office:value-type="string" calcext:value-type="string">
            <text:p>MWIPS (C# mono)</text:p>
          </table:table-cell>
          <table:table-cell table:style-name="ce9" office:value-type="string" calcext:value-type="string">
            <text:p>MWIPS (C# netcore)</text:p>
          </table:table-cell>
          <table:table-cell table:style-name="ce9" office:value-type="string" calcext:value-type="string">
            <text:p>CPU</text:p>
          </table:table-cell>
          <table:table-cell table:style-name="ce9" office:value-type="string" calcext:value-type="string">
            <text:p>Frequency (MHz)</text:p>
          </table:table-cell>
          <table:table-cell table:style-name="ce9" office:value-type="string" calcext:value-type="string">
            <text:p>Per MHz</text:p>
          </table:table-cell>
          <table:table-cell table:style-name="ce9" office:value-type="string" calcext:value-type="string">
            <text:p>Per MHz (multicore)</text:p>
          </table:table-cell>
          <table:table-cell table:style-name="ce9" office:value-type="string" calcext:value-type="string">
            <text:p>Compare</text:p>
          </table:table-cell>
          <table:table-cell table:style-name="ce9" office:value-type="string" calcext:value-type="string">
            <text:p>Compare (multicore)</text:p>
          </table:table-cell>
          <table:table-cell table:style-name="ce9" office:value-type="string" calcext:value-type="string">
            <text:p>Compare (MHz)</text:p>
          </table:table-cell>
          <table:table-cell table:style-name="ce9" office:value-type="string" calcext:value-type="string">
            <text:p>Compare (multicore) (MHz)</text:p>
          </table:table-cell>
          <table:table-cell table:style-name="ce9" office:value-type="string" calcext:value-type="string">
            <text:p>Architecture</text:p>
          </table:table-cell>
          <table:table-cell table:style-name="ce9" office:value-type="string" calcext:value-type="string">
            <text:p>OS</text:p>
          </table:table-cell>
          <table:table-cell table:style-name="ce9" office:value-type="string" calcext:value-type="string">
            <text:p>Compiler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table:style-name="ce4" office:value-type="float" office:value="2751.545" calcext:value-type="float">
            <text:p>2,751.55</text:p>
          </table:table-cell>
          <table:table-cell table:style-name="ce4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table:formula="of:=[.B6]/[.G6]" office:value-type="float" office:value="1.68515294117647" calcext:value-type="float">
            <text:p>1.69</text:p>
          </table:table-cell>
          <table:table-cell table:formula="of:=[.C6]/[.G6]" office:value-type="float" office:value="9.21147058823529" calcext:value-type="float">
            <text:p>9.21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C6]/[.$C$3]" office:value-type="float" office:value="1" calcext:value-type="float">
            <text:p>1.00</text:p>
          </table:table-cell>
          <table:table-cell table:formula="of:=[.H6]/[.$F$3]" office:value-type="float" office:value="0.9971319178559" calcext:value-type="float">
            <text:p>1.00</text:p>
          </table:table-cell>
          <table:table-cell table:formula="of:=[.I6]/[.$G$3]" office:value-type="float" office:value="1.00015967298972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table:style-name="ce4" office:value-type="float" office:value="1607.52" calcext:value-type="float">
            <text:p>1,607.52</text:p>
          </table:table-cell>
          <table:table-cell table:style-name="ce4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table:formula="of:=[.B7]/[.G7]" office:value-type="float" office:value="1.43006192307692" calcext:value-type="float">
            <text:p>1.43</text:p>
          </table:table-cell>
          <table:table-cell table:formula="of:=[.C7]/[.G7]" office:value-type="float" office:value="4.65884615384615" calcext:value-type="float">
            <text:p>4.66</text:p>
          </table:table-cell>
          <table:table-cell table:formula="of:=[.B7]/[.$B$3]" office:value-type="float" office:value="0.648948079420266" calcext:value-type="float">
            <text:p>0.65</text:p>
          </table:table-cell>
          <table:table-cell table:formula="of:=[.C7]/[.$C$3]" office:value-type="float" office:value="0.386762029438999" calcext:value-type="float">
            <text:p>0.39</text:p>
          </table:table-cell>
          <table:table-cell table:formula="of:=[.H7]/[.$F$3]" office:value-type="float" office:value="0.846190487027765" calcext:value-type="float">
            <text:p>0.85</text:p>
          </table:table-cell>
          <table:table-cell table:formula="of:=[.I7]/[.$G$3]" office:value-type="float" office:value="0.505846487931178" calcext:value-type="float">
            <text:p>0.5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2910.328" calcext:value-type="float">
            <text:p>2,910.33</text:p>
          </table:table-cell>
          <table:table-cell/>
          <table:table-cell office:value-type="float" office:value="1565.27" calcext:value-type="float">
            <text:p>1565.27</text:p>
          </table:table-cell>
          <table:table-cell table:style-name="ce4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table:formula="of:=[.B8]/[.G8]" office:value-type="float" office:value="1.15032727272727" calcext:value-type="float">
            <text:p>1.15</text:p>
          </table:table-cell>
          <table:table-cell table:formula="of:=[.C8]/[.G8]" office:value-type="float" office:value="0" calcext:value-type="float">
            <text:p>0.00</text:p>
          </table:table-cell>
          <table:table-cell table:formula="of:=[.B8]/[.$B$3]" office:value-type="float" office:value="0.507953196777391" calcext:value-type="float">
            <text:p>0.51</text:p>
          </table:table-cell>
          <table:table-cell table:formula="of:=[.C8]/[.$C$3]" office:value-type="float" office:value="0" calcext:value-type="float">
            <text:p>0.00</text:p>
          </table:table-cell>
          <table:table-cell table:formula="of:=[.H8]/[.$F$3]" office:value-type="float" office:value="0.68066702528241" calcext:value-type="float">
            <text:p>0.68</text:p>
          </table:table-cell>
          <table:table-cell table:formula="of:=[.I8]/[.$G$3]" office:value-type="float" office:value="0" calcext:value-type="float">
            <text:p>0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060" calcext:value-type="float">
            <text:p>12,060.00</text:p>
          </table:table-cell>
          <table:table-cell table:style-name="ce4" office:value-type="float" office:value="522.988" calcext:value-type="float">
            <text:p>522.99</text:p>
          </table:table-cell>
          <table:table-cell table:style-name="ce10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table:formula="of:=[.B9]/[.G9]" office:value-type="float" office:value="1.16739615384615" calcext:value-type="float">
            <text:p>1.17</text:p>
          </table:table-cell>
          <table:table-cell table:formula="of:=[.C9]/[.G9]" office:value-type="float" office:value="9.27692307692308" calcext:value-type="float">
            <text:p>9.28</text:p>
          </table:table-cell>
          <table:table-cell table:formula="of:=[.B9]/[.$B$3]" office:value-type="float" office:value="0.264876464346053" calcext:value-type="float">
            <text:p>0.26</text:p>
          </table:table-cell>
          <table:table-cell table:formula="of:=[.C9]/[.$C$3]" office:value-type="float" office:value="0.385069765956767" calcext:value-type="float">
            <text:p>0.39</text:p>
          </table:table-cell>
          <table:table-cell table:formula="of:=[.H9]/[.$F$3]" office:value-type="float" office:value="0.690766954938553" calcext:value-type="float">
            <text:p>0.69</text:p>
          </table:table-cell>
          <table:table-cell table:formula="of:=[.I9]/[.$G$3]" office:value-type="float" office:value="1.00726634928589" calcext:value-type="float">
            <text:p>1.01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1">
          <table:table-cell office:value-type="string" calcext:value-type="string">
            <text:p>Samsung Exynos 4412</text:p>
          </table:table-cell>
          <table:table-cell office:value-type="float" office:value="1305.157" calcext:value-type="float">
            <text:p>1,305.16</text:p>
          </table:table-cell>
          <table:table-cell/>
          <table:table-cell table:style-name="ce4" office:value-type="float" office:value="256.837" calcext:value-type="float">
            <text:p>256.84</text:p>
          </table:table-cell>
          <table:table-cell table:style-name="ce4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1700" calcext:value-type="float">
            <text:p>1700</text:p>
          </table:table-cell>
          <table:table-cell table:formula="of:=[.B10]/[.G10]" office:value-type="float" office:value="0.767739411764706" calcext:value-type="float">
            <text:p>0.77</text:p>
          </table:table-cell>
          <table:table-cell table:formula="of:=[.C10]/[.G10]" office:value-type="float" office:value="0" calcext:value-type="float">
            <text:p>0.00</text:p>
          </table:table-cell>
          <table:table-cell table:formula="of:=[.B10]/[.$B$3]" office:value-type="float" office:value="0.227795173068599" calcext:value-type="float">
            <text:p>0.23</text:p>
          </table:table-cell>
          <table:table-cell table:formula="of:=[.C10]/[.$C$3]" office:value-type="float" office:value="0" calcext:value-type="float">
            <text:p>0.00</text:p>
          </table:table-cell>
          <table:table-cell table:formula="of:=[.H10]/[.$F$3]" office:value-type="float" office:value="0.454283675600418" calcext:value-type="float">
            <text:p>0.45</text:p>
          </table:table-cell>
          <table:table-cell table:formula="of:=[.I10]/[.$G$3]" office:value-type="float" office:value="0" calcext:value-type="float">
            <text:p>0.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1">
          <table:table-cell table:style-name="ce3" office:value-type="string" calcext:value-type="string">
            <text:p>Pentium 4 </text:p>
          </table:table-cell>
          <table:table-cell table:style-name="ce6" office:value-type="float" office:value="1119" calcext:value-type="float">
            <text:p>1,119.00</text:p>
          </table:table-cell>
          <table:table-cell table:style-name="ce6"/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table:formula="of:=[.B11]/[.G11]" office:value-type="float" office:value="0.364970645792564" calcext:value-type="float">
            <text:p>0.36</text:p>
          </table:table-cell>
          <table:table-cell table:formula="of:=[.C11]/[.G11]" office:value-type="float" office:value="0" calcext:value-type="float">
            <text:p>0.00</text:p>
          </table:table-cell>
          <table:table-cell table:formula="of:=[.B11]/[.$B$3]" office:value-type="float" office:value="0.195304318686382" calcext:value-type="float">
            <text:p>0.20</text:p>
          </table:table-cell>
          <table:table-cell table:formula="of:=[.C11]/[.$C$3]" office:value-type="float" office:value="0" calcext:value-type="float">
            <text:p>0.00</text:p>
          </table:table-cell>
          <table:table-cell table:formula="of:=[.H11]/[.$F$3]" office:value-type="float" office:value="0.215958962007434" calcext:value-type="float">
            <text:p>0.22</text:p>
          </table:table-cell>
          <table:table-cell table:formula="of:=[.I11]/[.$G$3]" office:value-type="float" office:value="0" calcext:value-type="float">
            <text:p>0.00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6" office:value-type="float" office:value="997.2" calcext:value-type="float">
            <text:p>997.20</text:p>
          </table:table-cell>
          <table:table-cell table:style-name="ce6"/>
          <table:table-cell table:number-columns-repeated="2"/>
          <table:table-cell table:style-name="ce7"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table:formula="of:=[.B12]/[.G12]" office:value-type="float" office:value="0.831" calcext:value-type="float">
            <text:p>0.83</text:p>
          </table:table-cell>
          <table:table-cell table:formula="of:=[.C12]/[.G12]" office:value-type="float" office:value="0" calcext:value-type="float">
            <text:p>0.00</text:p>
          </table:table-cell>
          <table:table-cell table:formula="of:=[.B12]/[.$B$3]" office:value-type="float" office:value="0.174045993381645" calcext:value-type="float">
            <text:p>0.17</text:p>
          </table:table-cell>
          <table:table-cell table:formula="of:=[.C12]/[.$C$3]" office:value-type="float" office:value="0" calcext:value-type="float">
            <text:p>0.00</text:p>
          </table:table-cell>
          <table:table-cell table:formula="of:=[.H12]/[.$F$3]" office:value-type="float" office:value="0.491715976331361" calcext:value-type="float">
            <text:p>0.49</text:p>
          </table:table-cell>
          <table:table-cell table:formula="of:=[.I12]/[.$G$3]" office:value-type="float" office:value="0" calcext:value-type="float">
            <text:p>0.00</text:p>
          </table:table-cell>
          <table:table-cell office:value-type="string" calcext:value-type="string">
            <text:p>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980.257" calcext:value-type="float">
            <text:p>980.26</text:p>
          </table:table-cell>
          <table:table-cell/>
          <table:table-cell table:style-name="ce4" office:value-type="float" office:value="349.357" calcext:value-type="float">
            <text:p>349.36</text:p>
          </table:table-cell>
          <table:table-cell table:style-name="ce4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table:formula="of:=[.B13]/[.G13]" office:value-type="float" office:value="0.850917534722222" calcext:value-type="float">
            <text:p>0.85</text:p>
          </table:table-cell>
          <table:table-cell table:formula="of:=[.C13]/[.G13]" office:value-type="float" office:value="0" calcext:value-type="float">
            <text:p>0.00</text:p>
          </table:table-cell>
          <table:table-cell table:formula="of:=[.B13]/[.$B$3]" office:value-type="float" office:value="0.171088852120247" calcext:value-type="float">
            <text:p>0.17</text:p>
          </table:table-cell>
          <table:table-cell table:formula="of:=[.C13]/[.$C$3]" office:value-type="float" office:value="0" calcext:value-type="float">
            <text:p>0.00</text:p>
          </table:table-cell>
          <table:table-cell table:formula="of:=[.H13]/[.$F$3]" office:value-type="float" office:value="0.503501499835634" calcext:value-type="float">
            <text:p>0.50</text:p>
          </table:table-cell>
          <table:table-cell table:formula="of:=[.I13]/[.$G$3]" office:value-type="float" office:value="0" calcext:value-type="float">
            <text:p>0.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1">
          <table:table-cell table:style-name="ce3" office:value-type="string" calcext:value-type="string">
            <text:p>Pentium III </text:p>
          </table:table-cell>
          <table:table-cell table:style-name="ce6" office:value-type="float" office:value="816" calcext:value-type="float">
            <text:p>816.00</text:p>
          </table:table-cell>
          <table:table-cell table:style-name="ce6"/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table:formula="of:=[.B14]/[.G14]" office:value-type="float" office:value="0.816" calcext:value-type="float">
            <text:p>0.82</text:p>
          </table:table-cell>
          <table:table-cell table:formula="of:=[.C14]/[.G14]" office:value-type="float" office:value="0" calcext:value-type="float">
            <text:p>0.00</text:p>
          </table:table-cell>
          <table:table-cell table:formula="of:=[.B14]/[.$B$3]" office:value-type="float" office:value="0.142420307460311" calcext:value-type="float">
            <text:p>0.14</text:p>
          </table:table-cell>
          <table:table-cell table:formula="of:=[.C14]/[.$C$3]" office:value-type="float" office:value="0" calcext:value-type="float">
            <text:p>0.00</text:p>
          </table:table-cell>
          <table:table-cell table:formula="of:=[.H14]/[.$F$3]" office:value-type="float" office:value="0.482840236686391" calcext:value-type="float">
            <text:p>0.48</text:p>
          </table:table-cell>
          <table:table-cell table:formula="of:=[.I14]/[.$G$3]" office:value-type="float" office:value="0" calcext:value-type="float">
            <text:p>0.00</text:p>
          </table:table-cell>
          <table:table-cell office:value-type="string" calcext:value-type="string">
            <text:p>i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700.597" calcext:value-type="float">
            <text:p>700.60</text:p>
          </table:table-cell>
          <table:table-cell/>
          <table:table-cell table:style-name="ce10" office:value-type="string" calcext:value-type="string">
            <text:p>?</text:p>
          </table:table-cell>
          <table:table-cell table:style-name="ce4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table:formula="of:=[.B15]/[.G15]" office:value-type="float" office:value="0.521277529761905" calcext:value-type="float">
            <text:p>0.52</text:p>
          </table:table-cell>
          <table:table-cell table:formula="of:=[.C15]/[.G15]" office:value-type="float" office:value="0" calcext:value-type="float">
            <text:p>0.00</text:p>
          </table:table-cell>
          <table:table-cell table:formula="of:=[.B15]/[.$B$3]" office:value-type="float" office:value="0.122278480570798" calcext:value-type="float">
            <text:p>0.12</text:p>
          </table:table-cell>
          <table:table-cell table:formula="of:=[.C15]/[.$C$3]" office:value-type="float" office:value="0" calcext:value-type="float">
            <text:p>0.00</text:p>
          </table:table-cell>
          <table:table-cell table:formula="of:=[.H15]/[.$F$3]" office:value-type="float" office:value="0.308448242462666" calcext:value-type="float">
            <text:p>0.31</text:p>
          </table:table-cell>
          <table:table-cell table:formula="of:=[.I15]/[.$G$3]" office:value-type="float" office:value="0" calcext:value-type="float">
            <text:p>0.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3">
          <table:table-cell office:value-type="string" calcext:value-type="string">
            <text:p>Raspberry PI</text:p>
          </table:table-cell>
          <table:table-cell table:style-name="ce6" office:value-type="float" office:value="270.5" calcext:value-type="float">
            <text:p>270.50</text:p>
          </table:table-cell>
          <table:table-cell table:style-name="ce6"/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table:formula="of:=[.B16]/[.G16]" office:value-type="float" office:value="0.386428571428571" calcext:value-type="float">
            <text:p>0.39</text:p>
          </table:table-cell>
          <table:table-cell table:formula="of:=[.C16]/[.G16]" office:value-type="float" office:value="0" calcext:value-type="float">
            <text:p>0.00</text:p>
          </table:table-cell>
          <table:table-cell table:formula="of:=[.B16]/[.$B$3]" office:value-type="float" office:value="0.047211633784331" calcext:value-type="float">
            <text:p>0.05</text:p>
          </table:table-cell>
          <table:table-cell table:formula="of:=[.C16]/[.$C$3]" office:value-type="float" office:value="0" calcext:value-type="float">
            <text:p>0.00</text:p>
          </table:table-cell>
          <table:table-cell table:formula="of:=[.H16]/[.$F$3]" office:value-type="float" office:value="0.22865595942519" calcext:value-type="float">
            <text:p>0.23</text:p>
          </table:table-cell>
          <table:table-cell table:formula="of:=[.I16]/[.$G$3]" office:value-type="float" office:value="0" calcext:value-type="float">
            <text:p>0.00</text:p>
          </table:table-cell>
          <table:table-cell office:value-type="string" calcext:value-type="string">
            <text:p>arm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</table:table>
      <table:table table:name="Memspeed" table:style-name="ta1">
        <table:table-column table:style-name="co1" table:default-cell-style-name="Default"/>
        <table:table-row table:style-name="ro1">
          <table:table-cell/>
        </table:table-row>
      </table:table>
      <table:table table:name="Linp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LLoop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hrystone.A5:Dhrystone.K17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Whetstone.A5:Whetstone.P1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1-27T13:48:15.493887961</dc:date>
    <meta:editing-duration>PT19H12M38S</meta:editing-duration>
    <meta:editing-cycles>36</meta:editing-cycles>
    <meta:generator>LibreOffice/6.3.4.2$Linux_X86_64 LibreOffice_project/30$Build-2</meta:generator>
    <meta:document-statistic meta:table-count="6" meta:cell-count="317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788cm" svg:y="6.312cm" style:legend-expansion="high" chart:style-name="ch3"/>
        <chart:plot-area chart:style-name="ch4" table:cell-range-address="Dhrystone.A5:Dhrystone.A17 Dhrystone.G5:Dhrystone.H17" chart:data-source-has-labels="both" svg:x="0.439cm" svg:y="1.463cm" svg:width="17.91cm" svg:height="11.983cm">
          <chartooo:coordinate-region svg:x="1.351cm" svg:y="1.463cm" svg:width="16.085cm" svg:height="8.727cm"/>
          <chart:axis chart:dimension="x" chart:name="primary-x" chart:style-name="ch5" chartooo:axis-type="auto">
            <chartooo:date-scale/>
            <chart:categories table:cell-range-address="Dhrystone.A6:Dhrystone.A1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17" chart:label-cell-address="Dhrystone.G5:Dhrystone.G5" chart:class="chart:bar">
            <chart:data-point chart:repeated="12"/>
          </chart:series>
          <chart:series chart:attached-axis="primary-y" chart:style-name="ch10" chart:values-cell-range-address="Dhrystone.H6:Dhrystone.H17" chart:label-cell-address="Dhrystone.H5:Dhrystone.H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e</text:p>
                <draw:g>
                  <svg:desc>Dhrystone.G5:Dhrystone.G5</svg:desc>
                </draw:g>
              </table:table-cell>
              <table:table-cell office:value-type="string">
                <text:p>Compare (MHz)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17</svg:desc>
                </draw:g>
              </table:table-cell>
              <table:table-cell office:value-type="float" office:value="1">
                <text:p>1</text:p>
                <draw:g>
                  <svg:desc>Dhrystone.G6:Dhrystone.G17</svg:desc>
                </draw:g>
              </table:table-cell>
              <table:table-cell office:value-type="float" office:value="1">
                <text:p>1</text:p>
                <draw:g>
                  <svg:desc>Dhrystone.H6:Dhrystone.H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17447276505789">
                <text:p>0.117447276505789</text:p>
              </table:table-cell>
              <table:table-cell office:value-type="float" office:value="0.307169800092062">
                <text:p>0.30716980009206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9.961cm" svg:y="6.587cm" style:legend-expansion="high" chart:style-name="ch3"/>
        <chart:plot-area chart:style-name="ch4" table:cell-range-address="Dhrystone.A6:Dhrystone.B17 Dhrystone.G5:Dhrystone.G5" chart:data-source-has-labels="both" svg:x="0.441cm" svg:y="1.465cm" svg:width="19.079cm" svg:height="12.032cm">
          <chartooo:coordinate-region svg:x="2.2cm" svg:y="1.465cm" svg:width="15.56cm" svg:height="8.776cm"/>
          <chart:axis chart:dimension="x" chart:name="primary-x" chart:style-name="ch5" chartooo:axis-type="auto">
            <chartooo:date-scale/>
            <chart:categories table:cell-range-address="Dhrystone.A6:Dhrystone.A1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17" chart:label-cell-address="Dhrystone.G5:Dhrystone.G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e</text:p>
                <draw:g>
                  <svg:desc>Dhrystone.G5:Dhrystone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17</svg:desc>
                </draw:g>
              </table:table-cell>
              <table:table-cell office:value-type="float" office:value="22076.97">
                <text:p>22076.97</text:p>
                <draw:g>
                  <svg:desc>Dhrystone.B6:Dhrystone.B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79cm" svg:height="13.565cm" xlink:href=".." xlink:type="simple" chart:class="chart:bar" chart:style-name="ch1">
        <chart:title svg:x="10.897cm" svg:y="0.407cm" chart:style-name="ch2">
          <text:p>Whetstone</text:p>
        </chart:title>
        <chart:legend chart:legend-position="end" svg:x="19.196cm" svg:y="5.736cm" style:legend-expansion="high" chart:style-name="ch3"/>
        <chart:plot-area chart:style-name="ch4" table:cell-range-address="Whetstone.A6:Whetstone.A16 Whetstone.J5:Whetstone.M16" chart:data-source-has-labels="both" svg:x="0.481cm" svg:y="1.457cm" svg:width="18.234cm" svg:height="11.837cm">
          <chartooo:coordinate-region svg:x="1.393cm" svg:y="1.457cm" svg:width="16.409cm" svg:height="8.581cm"/>
          <chart:axis chart:dimension="x" chart:name="primary-x" chart:style-name="ch5" chartooo:axis-type="auto">
            <chartooo:date-scale/>
            <chart:categories table:cell-range-address="Whetstone.A6:Whetstone.A1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J6:Whetstone.J16" chart:label-cell-address="Whetstone.J5:Whetstone.J5" chart:class="chart:bar">
            <chart:data-point chart:repeated="11"/>
          </chart:series>
          <chart:series chart:attached-axis="primary-y" chart:style-name="ch10" chart:values-cell-range-address="Whetstone.K6:Whetstone.K16" chart:label-cell-address="Whetstone.K5:Whetstone.K5" chart:class="chart:bar">
            <chart:data-point chart:repeated="11"/>
          </chart:series>
          <chart:series chart:attached-axis="primary-y" chart:style-name="ch11" chart:values-cell-range-address="Whetstone.L6:Whetstone.L16" chart:label-cell-address="Whetstone.L5:Whetstone.L5" chart:class="chart:bar">
            <chart:data-point chart:repeated="11"/>
          </chart:series>
          <chart:series chart:attached-axis="primary-y" chart:style-name="ch12" chart:values-cell-range-address="Whetstone.M6:Whetstone.M16" chart:label-cell-address="Whetstone.M5:Whetstone.M5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e</text:p>
                <draw:g>
                  <svg:desc>Whetstone.J5:Whetstone.J5</svg:desc>
                </draw:g>
              </table:table-cell>
              <table:table-cell office:value-type="string">
                <text:p>Compare (multicore)</text:p>
                <draw:g>
                  <svg:desc>Whetstone.K5:Whetstone.K5</svg:desc>
                </draw:g>
              </table:table-cell>
              <table:table-cell office:value-type="string">
                <text:p>Compare (MHz)</text:p>
                <draw:g>
                  <svg:desc>Whetstone.L5:Whetstone.L5</svg:desc>
                </draw:g>
              </table:table-cell>
              <table:table-cell office:value-type="string">
                <text:p>Compare (multicore) (MHz)</text:p>
                <draw:g>
                  <svg:desc>Whetstone.M5:Whetstone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6</svg:desc>
                </draw:g>
              </table:table-cell>
              <table:table-cell office:value-type="float" office:value="1">
                <text:p>1</text:p>
                <draw:g>
                  <svg:desc>Whetstone.J6:Whetstone.J16</svg:desc>
                </draw:g>
              </table:table-cell>
              <table:table-cell office:value-type="float" office:value="1">
                <text:p>1</text:p>
                <draw:g>
                  <svg:desc>Whetstone.K6:Whetstone.K16</svg:desc>
                </draw:g>
              </table:table-cell>
              <table:table-cell office:value-type="float" office:value="0.9971319178559">
                <text:p>0.9971319178559</text:p>
                <draw:g>
                  <svg:desc>Whetstone.L6:Whetstone.L16</svg:desc>
                </draw:g>
              </table:table-cell>
              <table:table-cell office:value-type="float" office:value="1.00015967298972">
                <text:p>1.00015967298972</text:p>
                <draw:g>
                  <svg:desc>Whetstone.M6:Whetstone.M16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846487931178">
                <text:p>0.50584648793117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">
                <text:p>0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385069765956767">
                <text:p>0.385069765956767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0726634928589">
                <text:p>1.00726634928589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">
                <text:p>0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">
                <text:p>0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">
                <text:p>0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">
                <text:p>0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">
                <text:p>0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">
                <text:p>0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">
                <text:p>0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6cm" svg:height="13.675cm" xlink:href=".." xlink:type="simple" chart:class="chart:bar" chart:style-name="ch1">
        <chart:title svg:x="10.441cm" svg:y="0.409cm" chart:style-name="ch2">
          <text:p>Whetstone</text:p>
        </chart:title>
        <chart:legend chart:legend-position="end" svg:x="19.236cm" svg:y="6.04cm" style:legend-expansion="high" chart:style-name="ch3"/>
        <chart:plot-area chart:style-name="ch4" table:cell-range-address="Whetstone.A6:Whetstone.B16 Whetstone.A5:Whetstone.B5 Whetstone.D5:Whetstone.E16" chart:data-source-has-labels="both" svg:x="0.463cm" svg:y="1.461cm" svg:width="18.31cm" svg:height="11.941cm">
          <chartooo:coordinate-region svg:x="2.037cm" svg:y="1.461cm" svg:width="15.161cm" svg:height="8.686cm"/>
          <chart:axis chart:dimension="x" chart:name="primary-x" chart:style-name="ch5" chartooo:axis-type="auto">
            <chartooo:date-scale/>
            <chart:categories table:cell-range-address="Whetstone.A6:Whetstone.A1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16" chart:label-cell-address="Whetstone.B5:Whetstone.B5" chart:class="chart:bar">
            <chart:data-point chart:repeated="11"/>
          </chart:series>
          <chart:series chart:attached-axis="primary-y" chart:style-name="ch10" chart:values-cell-range-address="Whetstone.D6:Whetstone.D16" chart:label-cell-address="Whetstone.D5:Whetstone.D5" chart:class="chart:bar">
            <chart:data-point chart:repeated="11"/>
          </chart:series>
          <chart:series chart:attached-axis="primary-y" chart:style-name="ch11" chart:values-cell-range-address="Whetstone.E6:Whetstone.E16" chart:label-cell-address="Whetstone.E5:Whetstone.E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6</svg:desc>
                </draw:g>
              </table:table-cell>
              <table:table-cell office:value-type="float" office:value="5729.52">
                <text:p>5729.52</text:p>
                <draw:g>
                  <svg:desc>Whetstone.B6:Whetstone.B16</svg:desc>
                </draw:g>
              </table:table-cell>
              <table:table-cell office:value-type="float" office:value="2751.545">
                <text:p>2751.545</text:p>
                <draw:g>
                  <svg:desc>Whetstone.D6:Whetstone.D16</svg:desc>
                </draw:g>
              </table:table-cell>
              <table:table-cell office:value-type="float" office:value="3262.258">
                <text:p>3262.258</text:p>
                <draw:g>
                  <svg:desc>Whetstone.E6:Whetstone.E16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